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ogramme motion agreed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2]" office:value-type="float" office:value="0.8" calcext:value-type="float">
            <text:p>0.8</text:p>
          </table:table-cell>
          <table:table-cell table:formula="of:=[.D2]*20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e motion not agreed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5]" office:value-type="float" office:value="0.2" calcext:value-type="float">
            <text:p>0.2</text:p>
          </table:table-cell>
          <table:table-cell table:formula="of:=[.D5]*20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e agreed, Johnson gets Deal</text:p>
          </table:table-cell>
          <table:table-cell table:number-columns-repeated="8"/>
        </table:table-row>
        <table:table-row table:style-name="ro1">
          <table:table-cell table:formula="of:=[.D2]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8]*[.B8]" office:value-type="float" office:value="0.08" calcext:value-type="float">
            <text:p>0.08</text:p>
          </table:table-cell>
          <table:table-cell table:formula="of:=[.D8]*20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e agreed, Johnson doesn’t get Deal</text:p>
          </table:table-cell>
          <table:table-cell table:number-columns-repeated="8"/>
        </table:table-row>
        <table:table-row table:style-name="ro1">
          <table:table-cell table:formula="of:=[.D2]"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1]*[.B11]" office:value-type="float" office:value="0.72" calcext:value-type="float">
            <text:p>0.72</text:p>
          </table:table-cell>
          <table:table-cell table:formula="of:=[.D11]*20" office:value-type="float" office:value="14.4" calcext:value-type="float">
            <text:p>14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e not agreed, Johnson gets Deal</text:p>
          </table:table-cell>
          <table:table-cell table:number-columns-repeated="8"/>
        </table:table-row>
        <table:table-row table:style-name="ro1">
          <table:table-cell table:formula="of:=[.D5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4]*[.B14]" office:value-type="float" office:value="0.02" calcext:value-type="float">
            <text:p>0.02</text:p>
          </table:table-cell>
          <table:table-cell table:formula="of:=[.D14]*20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e not agreed, Johnson doesn’t get Deal</text:p>
          </table:table-cell>
          <table:table-cell table:number-columns-repeated="8"/>
        </table:table-row>
        <table:table-row table:style-name="ro1">
          <table:table-cell table:formula="of:=[.D5]"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7]*[.B17]" office:value-type="float" office:value="0.18" calcext:value-type="float">
            <text:p>0.18</text:p>
          </table:table-cell>
          <table:table-cell table:formula="of:=[.D17]*20"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faces Commons empty handed</text:p>
          </table:table-cell>
          <table:table-cell table:number-columns-repeated="8"/>
        </table:table-row>
        <table:table-row table:style-name="ro1">
          <table:table-cell table:formula="of:=[.D11]" office:value-type="float" office:value="0.72" calcext:value-type="float">
            <text:p>0.72</text:p>
          </table:table-cell>
          <table:table-cell table:number-columns-repeated="2"/>
          <table:table-cell table:formula="of:=[.A20]" office:value-type="float" office:value="0.72" calcext:value-type="float">
            <text:p>0.72</text:p>
          </table:table-cell>
          <table:table-cell table:formula="of:=[.D20]*20" office:value-type="float" office:value="14.4" calcext:value-type="float">
            <text:p>14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goes to Commons with a Deal</text:p>
          </table:table-cell>
          <table:table-cell table:number-columns-repeated="8"/>
        </table:table-row>
        <table:table-row table:style-name="ro1">
          <table:table-cell table:formula="of:=[.D8]" office:value-type="float" office:value="0.08" calcext:value-type="float">
            <text:p>0.08</text:p>
          </table:table-cell>
          <table:table-cell table:number-columns-repeated="2"/>
          <table:table-cell table:formula="of:=[.A23]" office:value-type="float" office:value="0.08" calcext:value-type="float">
            <text:p>0.08</text:p>
          </table:table-cell>
          <table:table-cell table:formula="of:=[.D23]*20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empty handed, retables May</text:p>
          </table:table-cell>
          <table:table-cell table:number-columns-repeated="8"/>
        </table:table-row>
        <table:table-row table:style-name="ro1">
          <table:table-cell table:formula="of:=[.D20]"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6]*[.B26]" office:value-type="float" office:value="0.072" calcext:value-type="float">
            <text:p>0.072</text:p>
          </table:table-cell>
          <table:table-cell table:formula="of:=[.D26]*20" office:value-type="float" office:value="1.44" calcext:value-type="float">
            <text:p>1.4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empty handed, puts No Deal to a vote</text:p>
          </table:table-cell>
          <table:table-cell table:number-columns-repeated="8"/>
        </table:table-row>
        <table:table-row table:style-name="ro1">
          <table:table-cell table:formula="of:=[.D20]" office:value-type="float" office:value="0.72" calcext:value-type="float">
            <text:p>0.7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29]*[.B29]" office:value-type="float" office:value="0.216" calcext:value-type="float">
            <text:p>0.216</text:p>
          </table:table-cell>
          <table:table-cell table:formula="of:=[.D29]*20" office:value-type="float" office:value="4.32" calcext:value-type="float">
            <text:p>4.3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empty handed, no legally binding proposals</text:p>
          </table:table-cell>
          <table:table-cell table:number-columns-repeated="8"/>
        </table:table-row>
        <table:table-row table:style-name="ro1">
          <table:table-cell table:formula="of:=[.D20]"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32]*[.B32]" office:value-type="float" office:value="0.432" calcext:value-type="float">
            <text:p>0.432</text:p>
          </table:table-cell>
          <table:table-cell table:formula="of:=[.D32]*20" office:value-type="float" office:value="8.64" calcext:value-type="float">
            <text:p>8.6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Vote Passes</text:p>
          </table:table-cell>
          <table:table-cell table:number-columns-repeated="8"/>
        </table:table-row>
        <table:table-row table:style-name="ro1">
          <table:table-cell table:formula="of:=[.D29]" office:value-type="float" office:value="0.216" calcext:value-type="float">
            <text:p>0.216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35]*[.B35]" office:value-type="float" office:value="0.0108" calcext:value-type="float">
            <text:p>0.0108</text:p>
          </table:table-cell>
          <table:table-cell table:formula="of:=[.D35]*20" office:value-type="float" office:value="0.216" calcext:value-type="float">
            <text:p>0.21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te Fails</text:p>
          </table:table-cell>
          <table:table-cell table:number-columns-repeated="8"/>
        </table:table-row>
        <table:table-row table:style-name="ro1">
          <table:table-cell table:formula="of:=[.D29]" office:value-type="float" office:value="0.216" calcext:value-type="float">
            <text:p>0.216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38]*[.B38]" office:value-type="float" office:value="0.2052" calcext:value-type="float">
            <text:p>0.2052</text:p>
          </table:table-cell>
          <table:table-cell table:formula="of:=[.D38]*20" office:value-type="float" office:value="4.104" calcext:value-type="float">
            <text:p>4.104</text:p>
          </table:table-cell>
          <table:table-cell table:number-columns-repeated="4"/>
        </table:table-row>
        <table:table-row table:style-name="ro1">
          <table:table-cell table:formula="of:=[.D26]" office:value-type="float" office:value="0.072" calcext:value-type="float">
            <text:p>0.07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39]*[.B39]" office:value-type="float" office:value="0.0648" calcext:value-type="float">
            <text:p>0.0648</text:p>
          </table:table-cell>
          <table:table-cell table:formula="of:=[.D39]*20" office:value-type="float" office:value="1.296" calcext:value-type="float">
            <text:p>1.296</text:p>
          </table:table-cell>
          <table:table-cell table:number-columns-repeated="4"/>
        </table:table-row>
        <table:table-row table:style-name="ro1">
          <table:table-cell table:formula="of:=[.D8]"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40]*[.B40]" office:value-type="float" office:value="0.064" calcext:value-type="float">
            <text:p>0.064</text:p>
          </table:table-cell>
          <table:table-cell table:formula="of:=[.D40]*20" office:value-type="float" office:value="1.28" calcext:value-type="float">
            <text:p>1.2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38:.D40])" office:value-type="float" office:value="0.334" calcext:value-type="float">
            <text:p>0.334</text:p>
          </table:table-cell>
          <table:table-cell table:formula="of:=[.D41]*20" office:value-type="float" office:value="6.68" calcext:value-type="float">
            <text:p>6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4 passes</text:p>
          </table:table-cell>
          <table:table-cell table:number-columns-repeated="8"/>
        </table:table-row>
        <table:table-row table:style-name="ro1">
          <table:table-cell table:formula="of:=[.D26]" office:value-type="float" office:value="0.072" calcext:value-type="float">
            <text:p>0.07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3]*[.B43]" office:value-type="float" office:value="0.0072" calcext:value-type="float">
            <text:p>0.0072</text:p>
          </table:table-cell>
          <table:table-cell table:formula="of:=[.D43]*20" office:value-type="float" office:value="0.144" calcext:value-type="float">
            <text:p>0.14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te fails shortly after 21 Oct</text:p>
          </table:table-cell>
          <table:table-cell table:number-columns-repeated="8"/>
        </table:table-row>
        <table:table-row table:style-name="ro1">
          <table:table-cell table:formula="of:=[.D14]"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46]*[.B46]" office:value-type="float" office:value="0.016" calcext:value-type="float">
            <text:p>0.016</text:p>
          </table:table-cell>
          <table:table-cell table:formula="of:=[.D46]*20"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mons agrees Johnson Deal</text:p>
          </table:table-cell>
          <table:table-cell table:number-columns-repeated="8"/>
        </table:table-row>
        <table:table-row table:style-name="ro1">
          <table:table-cell table:formula="of:=[.A46]"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49]*[.B49]" office:value-type="float" office:value="0.004" calcext:value-type="float">
            <text:p>0.004</text:p>
          </table:table-cell>
          <table:table-cell table:formula="of:=[.D49]*20"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table:formula="of:=[.D23]"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50]*[.B50]" office:value-type="float" office:value="0.016" calcext:value-type="float">
            <text:p>0.016</text:p>
          </table:table-cell>
          <table:table-cell table:formula="of:=[.D50]*20"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49:.D50])" office:value-type="float" office:value="0.02" calcext:value-type="float">
            <text:p>0.02</text:p>
          </table:table-cell>
          <table:table-cell table:formula="of:=[.D51]*20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n Act Deadline passes, no deal in sight</text:p>
          </table:table-cell>
          <table:table-cell table:number-columns-repeated="8"/>
        </table:table-row>
        <table:table-row table:style-name="ro1">
          <table:table-cell table:formula="of:=[.D17]" office:value-type="float" office:value="0.18" calcext:value-type="float">
            <text:p>0.18</text:p>
          </table:table-cell>
          <table:table-cell table:number-columns-repeated="2"/>
          <table:table-cell table:formula="of:=[.A53]" office:value-type="float" office:value="0.18" calcext:value-type="float">
            <text:p>0.18</text:p>
          </table:table-cell>
          <table:table-cell table:formula="of:=[.D53]*20"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table:formula="of:=[.D32]" office:value-type="float" office:value="0.432" calcext:value-type="float">
            <text:p>0.432</text:p>
          </table:table-cell>
          <table:table-cell table:number-columns-repeated="2"/>
          <table:table-cell table:formula="of:=[.A54]" office:value-type="float" office:value="0.432" calcext:value-type="float">
            <text:p>0.432</text:p>
          </table:table-cell>
          <table:table-cell table:formula="of:=[.D54]*20" office:value-type="float" office:value="8.64" calcext:value-type="float">
            <text:p>8.64</text:p>
          </table:table-cell>
          <table:table-cell table:number-columns-repeated="4"/>
        </table:table-row>
        <table:table-row table:style-name="ro1">
          <table:table-cell table:formula="of:=[.D41]" office:value-type="float" office:value="0.334" calcext:value-type="float">
            <text:p>0.334</text:p>
          </table:table-cell>
          <table:table-cell table:number-columns-repeated="2"/>
          <table:table-cell table:formula="of:=[.A55]" office:value-type="float" office:value="0.334" calcext:value-type="float">
            <text:p>0.334</text:p>
          </table:table-cell>
          <table:table-cell table:formula="of:=[.D55]*20" office:value-type="float" office:value="6.68" calcext:value-type="float">
            <text:p>6.68</text:p>
          </table:table-cell>
          <table:table-cell table:number-columns-repeated="4"/>
        </table:table-row>
        <table:table-row table:style-name="ro1">
          <table:table-cell table:formula="of:=[.D46]" office:value-type="float" office:value="0.016" calcext:value-type="float">
            <text:p>0.016</text:p>
          </table:table-cell>
          <table:table-cell table:number-columns-repeated="2"/>
          <table:table-cell table:formula="of:=[.A56]" office:value-type="float" office:value="0.016" calcext:value-type="float">
            <text:p>0.016</text:p>
          </table:table-cell>
          <table:table-cell table:formula="of:=[.D56]*20"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53:.D56])" office:value-type="float" office:value="0.962" calcext:value-type="float">
            <text:p>0.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ier to passing Deal is time only</text:p>
          </table:table-cell>
          <table:table-cell table:number-columns-repeated="8"/>
        </table:table-row>
        <table:table-row table:style-name="ro1">
          <table:table-cell table:formula="of:=[.D43]" office:value-type="float" office:value="0.0072" calcext:value-type="float">
            <text:p>0.0072</text:p>
          </table:table-cell>
          <table:table-cell table:number-columns-repeated="2"/>
          <table:table-cell table:formula="of:=[.A59]" office:value-type="float" office:value="0.0072" calcext:value-type="float">
            <text:p>0.0072</text:p>
          </table:table-cell>
          <table:table-cell table:formula="of:=[.D59]*20" office:value-type="float" office:value="0.144" calcext:value-type="float">
            <text:p>0.144</text:p>
          </table:table-cell>
          <table:table-cell table:number-columns-repeated="4"/>
        </table:table-row>
        <table:table-row table:style-name="ro1">
          <table:table-cell table:formula="of:=[.D51]" office:value-type="float" office:value="0.02" calcext:value-type="float">
            <text:p>0.02</text:p>
          </table:table-cell>
          <table:table-cell table:number-columns-repeated="2"/>
          <table:table-cell table:formula="of:=[.A60]" office:value-type="float" office:value="0.02" calcext:value-type="float">
            <text:p>0.02</text:p>
          </table:table-cell>
          <table:table-cell table:formula="of:=[.D60]*20" office:value-type="float" office:value="0.4" calcext:value-type="float">
            <text:p>0.4</text:p>
          </table:table-cell>
          <table:table-cell/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59:.D60])" office:value-type="float" office:value="0.0272" calcext:value-type="float">
            <text:p>0.0272</text:p>
          </table:table-cell>
          <table:table-cell table:formula="of:=[.D61]*20" office:value-type="float" office:value="0.544" calcext:value-type="float">
            <text:p>0.544</text:p>
          </table:table-cell>
          <table:table-cell/>
          <table:table-cell table:formula="of:=[.D61]" office:value-type="float" office:value="0.0272" calcext:value-type="float">
            <text:p>0.0272</text:p>
          </table:table-cell>
          <table:table-cell office:value-type="string" calcext:value-type="string">
            <text:p>Deal</text:p>
          </table:table-cell>
          <table:table-cell/>
        </table:table-row>
        <table:table-row table:style-name="ro1">
          <table:table-cell office:value-type="string" calcext:value-type="string">
            <text:p>Post-Benn Act – Johnson refuses</text:p>
          </table:table-cell>
          <table:table-cell table:number-columns-repeated="5"/>
          <table:table-cell table:formula="of:=[.D57]" office:value-type="float" office:value="0.962" calcext:value-type="float">
            <text:p>0.962</text:p>
          </table:table-cell>
          <table:table-cell office:value-type="string" calcext:value-type="string">
            <text:p>Extend</text:p>
          </table:table-cell>
          <table:table-cell/>
        </table:table-row>
        <table:table-row table:style-name="ro1">
          <table:table-cell table:formula="of:=[.D57]" office:value-type="float" office:value="0.962" calcext:value-type="float">
            <text:p>0.96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63]*[.B63]" office:value-type="float" office:value="0.1924" calcext:value-type="float">
            <text:p>0.1924</text:p>
          </table:table-cell>
          <table:table-cell table:formula="of:=[.D63]*20" office:value-type="float" office:value="3.848" calcext:value-type="float">
            <text:p>3.848</text:p>
          </table:table-cell>
          <table:table-cell/>
          <table:table-cell table:formula="of:=[.D35]" office:value-type="float" office:value="0.0108" calcext:value-type="float">
            <text:p>0.0108</text:p>
          </table:table-cell>
          <table:table-cell office:value-type="string" calcext:value-type="string">
            <text:p>No Deal</text:p>
          </table:table-cell>
          <table:table-cell/>
        </table:table-row>
        <table:table-row table:style-name="ro1">
          <table:table-cell table:number-columns-repeated="6"/>
          <table:table-cell table:formula="of:=SUM([.G61:.G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-Benn Act – Johnson extends</text:p>
          </table:table-cell>
          <table:table-cell table:number-columns-repeated="8"/>
        </table:table-row>
        <table:table-row table:style-name="ro1">
          <table:table-cell table:formula="of:=[.D57]" office:value-type="float" office:value="0.962" calcext:value-type="float">
            <text:p>0.96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66]*[.B66]" office:value-type="float" office:value="0.6734" calcext:value-type="float">
            <text:p>0.6734</text:p>
          </table:table-cell>
          <table:table-cell table:formula="of:=[.D66]*20" office:value-type="float" office:value="13.468" calcext:value-type="float">
            <text:p>13.46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st-Benn Act – Johnson resigns</text:p>
          </table:table-cell>
          <table:table-cell table:number-columns-repeated="8"/>
        </table:table-row>
        <table:table-row table:style-name="ro1">
          <table:table-cell table:formula="of:=[.D57]" office:value-type="float" office:value="0.962" calcext:value-type="float">
            <text:p>0.96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69]*[.B69]" office:value-type="float" office:value="0.0962" calcext:value-type="float">
            <text:p>0.0962</text:p>
          </table:table-cell>
          <table:table-cell table:formula="of:=[.D69]*20" office:value-type="float" office:value="1.924" calcext:value-type="float">
            <text:p>1.9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Queen’s Speech Vote</text:p>
          </table:table-cell>
          <table:table-cell table:number-columns-repeated="8"/>
        </table:table-row>
        <table:table-row table:style-name="ro1">
          <table:table-cell table:formula="of:=[.D66]" office:value-type="float" office:value="0.6734" calcext:value-type="float">
            <text:p>0.6734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72]*[.B72]" office:value-type="float" office:value="0.63973" calcext:value-type="float">
            <text:p>0.63973</text:p>
          </table:table-cell>
          <table:table-cell table:formula="of:=[.D72]*20" office:value-type="float" office:value="12.7946" calcext:value-type="float">
            <text:p>12.794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loses Queen’s Speech Vote</text:p>
          </table:table-cell>
          <table:table-cell table:number-columns-repeated="8"/>
        </table:table-row>
        <table:table-row table:style-name="ro1">
          <table:table-cell table:formula="of:=[.D72]" office:value-type="float" office:value="0.63973" calcext:value-type="float">
            <text:p>0.6397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75]*[.B75]" office:value-type="float" office:value="0.447811" calcext:value-type="float">
            <text:p>0.447811</text:p>
          </table:table-cell>
          <table:table-cell table:formula="of:=[.D75]*20" office:value-type="float" office:value="8.95622000000001" calcext:value-type="float">
            <text:p>8.95622000000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wins Queen’s Speech Vote</text:p>
          </table:table-cell>
          <table:table-cell table:number-columns-repeated="8"/>
        </table:table-row>
        <table:table-row table:style-name="ro1">
          <table:table-cell table:formula="of:=[.D72]" office:value-type="float" office:value="0.63973" calcext:value-type="float">
            <text:p>0.6397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78]*[.B78]" office:value-type="float" office:value="0.191919" calcext:value-type="float">
            <text:p>0.191919</text:p>
          </table:table-cell>
          <table:table-cell table:formula="of:=[.D78]*20" office:value-type="float" office:value="3.83838" calcext:value-type="float">
            <text:p>3.8383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uld be Queen’s Speech</text:p>
          </table:table-cell>
          <table:table-cell table:number-columns-repeated="8"/>
        </table:table-row>
        <table:table-row table:style-name="ro1">
          <table:table-cell table:formula="of:=[.D69]" office:value-type="float" office:value="0.0962" calcext:value-type="float">
            <text:p>0.0962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81]*[.B81]" office:value-type="float" office:value="0.0913900000000001" calcext:value-type="float">
            <text:p>0.09139</text:p>
          </table:table-cell>
          <table:table-cell table:formula="of:=[.D81]*20" office:value-type="float" office:value="1.8278" calcext:value-type="float">
            <text:p>1.827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ugham Case – Extension</text:p>
          </table:table-cell>
          <table:table-cell table:number-columns-repeated="8"/>
        </table:table-row>
        <table:table-row table:style-name="ro1">
          <table:table-cell table:formula="of:=[.D63]" office:value-type="float" office:value="0.1924" calcext:value-type="float">
            <text:p>0.192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84]*[.B84]" office:value-type="float" office:value="0.13468" calcext:value-type="float">
            <text:p>0.13468</text:p>
          </table:table-cell>
          <table:table-cell table:formula="of:=[.D84]*20" office:value-type="float" office:value="2.6936" calcext:value-type="float">
            <text:p>2.693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ugham Case – fails</text:p>
          </table:table-cell>
          <table:table-cell table:number-columns-repeated="8"/>
        </table:table-row>
        <table:table-row table:style-name="ro1">
          <table:table-cell table:formula="of:=[.A84]" office:value-type="float" office:value="0.1924" calcext:value-type="float">
            <text:p>0.192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87]*[.B87]" office:value-type="float" office:value="0.05772" calcext:value-type="float">
            <text:p>0.05772</text:p>
          </table:table-cell>
          <table:table-cell table:formula="of:=[.D87]*20" office:value-type="float" office:value="1.1544" calcext:value-type="float">
            <text:p>1.154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 Member State rejects extension</text:p>
          </table:table-cell>
          <table:table-cell table:number-columns-repeated="8"/>
        </table:table-row>
        <table:table-row table:style-name="ro1">
          <table:table-cell table:formula="of:=[.D84]" office:value-type="float" office:value="0.13468" calcext:value-type="float">
            <text:p>0.13468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90]*[.B90]" office:value-type="float" office:value="0.006734" calcext:value-type="float">
            <text:p>0.006734</text:p>
          </table:table-cell>
          <table:table-cell table:formula="of:=[.D90]*20" office:value-type="float" office:value="0.13468" calcext:value-type="float">
            <text:p>0.13468</text:p>
          </table:table-cell>
          <table:table-cell table:number-columns-repeated="4"/>
        </table:table-row>
        <table:table-row table:style-name="ro1">
          <table:table-cell table:formula="of:=[.D66]" office:value-type="float" office:value="0.6734" calcext:value-type="float">
            <text:p>0.6734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91]*[.B91]" office:value-type="float" office:value="0.03367" calcext:value-type="float">
            <text:p>0.03367</text:p>
          </table:table-cell>
          <table:table-cell table:formula="of:=[.D91]*20" office:value-type="float" office:value="0.6734" calcext:value-type="float">
            <text:p>0.6734</text:p>
          </table:table-cell>
          <table:table-cell table:number-columns-repeated="4"/>
        </table:table-row>
        <table:table-row table:style-name="ro1">
          <table:table-cell table:formula="of:=[.D69]" office:value-type="float" office:value="0.0962" calcext:value-type="float">
            <text:p>0.0962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92]*[.B92]" office:value-type="float" office:value="0.00481" calcext:value-type="float">
            <text:p>0.00481</text:p>
          </table:table-cell>
          <table:table-cell table:formula="of:=[.D92]*20" office:value-type="float" office:value="0.0962" calcext:value-type="float">
            <text:p>0.096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90:.D92])" office:value-type="float" office:value="0.045214" calcext:value-type="float">
            <text:p>0.045214</text:p>
          </table:table-cell>
          <table:table-cell table:formula="of:=[.D93]*20" office:value-type="float" office:value="0.90428" calcext:value-type="float">
            <text:p>0.9042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byn tables VONC</text:p>
          </table:table-cell>
          <table:table-cell table:number-columns-repeated="8"/>
        </table:table-row>
        <table:table-row table:style-name="ro1">
          <table:table-cell table:formula="of:=[.D84]" office:value-type="float" office:value="0.13468" calcext:value-type="float">
            <text:p>0.13468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96]*[.B96]" office:value-type="float" office:value="0.127946" calcext:value-type="float">
            <text:p>0.127946</text:p>
          </table:table-cell>
          <table:table-cell table:formula="of:=[.D96]*20" office:value-type="float" office:value="2.55892" calcext:value-type="float">
            <text:p>2.55892</text:p>
          </table:table-cell>
          <table:table-cell table:number-columns-repeated="4"/>
        </table:table-row>
        <table:table-row table:style-name="ro1">
          <table:table-cell table:formula="of:=[.D78]" office:value-type="float" office:value="0.191919" calcext:value-type="float">
            <text:p>0.19191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97]*[.B97]" office:value-type="float" office:value="0.0383838" calcext:value-type="float">
            <text:p>0.0383838</text:p>
          </table:table-cell>
          <table:table-cell table:formula="of:=[.D97]*20" office:value-type="float" office:value="0.767676" calcext:value-type="float">
            <text:p>0.767676</text:p>
          </table:table-cell>
          <table:table-cell table:number-columns-repeated="4"/>
        </table:table-row>
        <table:table-row table:style-name="ro1">
          <table:table-cell table:formula="of:=[.D75]" office:value-type="float" office:value="0.447811" calcext:value-type="float">
            <text:p>0.447811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98]*[.B98]" office:value-type="float" office:value="0.1791244" calcext:value-type="float">
            <text:p>0.1791244</text:p>
          </table:table-cell>
          <table:table-cell table:formula="of:=[.D98]*20" office:value-type="float" office:value="3.582488" calcext:value-type="float">
            <text:p>3.58248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96:.D98])" office:value-type="float" office:value="0.3454542" calcext:value-type="float">
            <text:p>0.3454542</text:p>
          </table:table-cell>
          <table:table-cell table:formula="of:=[.D99]*20" office:value-type="float" office:value="6.909084" calcext:value-type="float">
            <text:p>6.909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vt loses <text:s/>Queens Speech, Johnson resigns</text:p>
          </table:table-cell>
          <table:table-cell table:number-columns-repeated="8"/>
        </table:table-row>
        <table:table-row table:style-name="ro1">
          <table:table-cell table:formula="of:=[.A98]" office:value-type="float" office:value="0.447811" calcext:value-type="float">
            <text:p>0.44781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101]*[.B101]" office:value-type="float" office:value="0.2686866" calcext:value-type="float">
            <text:p>0.2686866</text:p>
          </table:table-cell>
          <table:table-cell table:formula="of:=[.D101]*20" office:value-type="float" office:value="5.373732" calcext:value-type="float">
            <text:p>5.37373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8"/>
        </table:table-row>
        <table:table-row table:style-name="ro1">
          <table:table-cell table:formula="of:=[.D99]" office:value-type="float" office:value="0.3454542" calcext:value-type="float">
            <text:p>0.345454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04]*[.B104]" office:value-type="float" office:value="0.31090878" calcext:value-type="float">
            <text:p>0.31090878</text:p>
          </table:table-cell>
          <table:table-cell table:formula="of:=[.D104]*20" office:value-type="float" office:value="6.2181756" calcext:value-type="float">
            <text:p>6.21817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8"/>
        </table:table-row>
        <table:table-row table:style-name="ro1">
          <table:table-cell table:formula="of:=[.A104]" office:value-type="float" office:value="0.3454542" calcext:value-type="float">
            <text:p>0.345454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07]*[.B107]" office:value-type="float" office:value="0.03454542" calcext:value-type="float">
            <text:p>0.03454542</text:p>
          </table:table-cell>
          <table:table-cell table:formula="of:=[.D107]*20" office:value-type="float" office:value="0.6909084" calcext:value-type="float">
            <text:p>0.690908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, Johnson resigns</text:p>
          </table:table-cell>
          <table:table-cell table:number-columns-repeated="8"/>
        </table:table-row>
        <table:table-row table:style-name="ro1">
          <table:table-cell table:formula="of:=[.D104]" office:value-type="float" office:value="0.31090878" calcext:value-type="float">
            <text:p>0.31090878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110]*[.B110]" office:value-type="float" office:value="0.186545268" calcext:value-type="float">
            <text:p>0.186545268</text:p>
          </table:table-cell>
          <table:table-cell table:formula="of:=[.D110]*20" office:value-type="float" office:value="3.73090536" calcext:value-type="float">
            <text:p>3.7309053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, Johnson doesn’t resign</text:p>
          </table:table-cell>
          <table:table-cell table:number-columns-repeated="5"/>
          <table:table-cell office:value-type="string" calcext:value-type="string">
            <text:p>Chance Queen has to contemplate whether to sack Johnson</text:p>
          </table:table-cell>
          <table:table-cell table:number-columns-repeated="2"/>
        </table:table-row>
        <table:table-row table:style-name="ro1">
          <table:table-cell table:formula="of:=[.D104]" office:value-type="float" office:value="0.31090878" calcext:value-type="float">
            <text:p>0.31090878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113]*[.B113]" office:value-type="float" office:value="0.124363512" calcext:value-type="float">
            <text:p>0.124363512</text:p>
          </table:table-cell>
          <table:table-cell table:formula="of:=[.D113]*20" office:value-type="float" office:value="2.48727024" calcext:value-type="float">
            <text:p>2.48727024</text:p>
          </table:table-cell>
          <table:table-cell/>
          <table:table-cell table:formula="of:=[.D113]*100" office:value-type="float" office:value="12.4363512" calcext:value-type="float">
            <text:p>12.436351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Queen sacks</text:p>
          </table:table-cell>
          <table:table-cell table:number-columns-repeated="8"/>
        </table:table-row>
        <table:table-row table:style-name="ro1">
          <table:table-cell table:formula="of:=[.D113]" office:value-type="float" office:value="0.124363512" calcext:value-type="float">
            <text:p>0.12436351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16]*[.B116]" office:value-type="float" office:value="0.062181756" calcext:value-type="float">
            <text:p>0.062181756</text:p>
          </table:table-cell>
          <table:table-cell table:formula="of:=[.D116]*20" office:value-type="float" office:value="1.24363512" calcext:value-type="float">
            <text:p>1.243635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Queen doesn’t sack</text:p>
          </table:table-cell>
          <table:table-cell table:number-columns-repeated="8"/>
        </table:table-row>
        <table:table-row table:style-name="ro1">
          <table:table-cell table:formula="of:=[.A116]" office:value-type="float" office:value="0.124363512" calcext:value-type="float">
            <text:p>0.12436351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19]*[.B119]" office:value-type="float" office:value="0.062181756" calcext:value-type="float">
            <text:p>0.062181756</text:p>
          </table:table-cell>
          <table:table-cell table:formula="of:=[.D119]*20" office:value-type="float" office:value="1.24363512" calcext:value-type="float">
            <text:p>1.243635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ramble under FTPA</text:p>
          </table:table-cell>
          <table:table-cell table:number-columns-repeated="8"/>
        </table:table-row>
        <table:table-row table:style-name="ro1">
          <table:table-cell table:formula="of:=[.D116]" office:value-type="float" office:value="0.062181756" calcext:value-type="float">
            <text:p>0.062181756</text:p>
          </table:table-cell>
          <table:table-cell table:number-columns-repeated="2"/>
          <table:table-cell table:formula="of:=[.A122]" office:value-type="float" office:value="0.062181756" calcext:value-type="float">
            <text:p>0.062181756</text:p>
          </table:table-cell>
          <table:table-cell table:formula="of:=[.D122]*20" office:value-type="float" office:value="1.24363512" calcext:value-type="float">
            <text:p>1.24363512</text:p>
          </table:table-cell>
          <table:table-cell table:number-columns-repeated="4"/>
        </table:table-row>
        <table:table-row table:style-name="ro1">
          <table:table-cell table:formula="of:=[.D110]" office:value-type="float" office:value="0.186545268" calcext:value-type="float">
            <text:p>0.186545268</text:p>
          </table:table-cell>
          <table:table-cell table:number-columns-repeated="2"/>
          <table:table-cell table:formula="of:=[.A123]" office:value-type="float" office:value="0.186545268" calcext:value-type="float">
            <text:p>0.186545268</text:p>
          </table:table-cell>
          <table:table-cell table:formula="of:=[.D123]*20" office:value-type="float" office:value="3.73090536" calcext:value-type="float">
            <text:p>3.730905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22:.D123])" office:value-type="float" office:value="0.248727024" calcext:value-type="float">
            <text:p>0.248727024</text:p>
          </table:table-cell>
          <table:table-cell table:formula="of:=[.D124]*20" office:value-type="float" office:value="4.97454048" calcext:value-type="float">
            <text:p>4.97454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amble not under FTPA</text:p>
          </table:table-cell>
          <table:table-cell table:number-columns-repeated="8"/>
        </table:table-row>
        <table:table-row table:style-name="ro1">
          <table:table-cell table:formula="of:=[.D101]" office:value-type="float" office:value="0.2686866" calcext:value-type="float">
            <text:p>0.2686866</text:p>
          </table:table-cell>
          <table:table-cell table:number-columns-repeated="2"/>
          <table:table-cell table:formula="of:=[.A126]" office:value-type="float" office:value="0.2686866" calcext:value-type="float">
            <text:p>0.2686866</text:p>
          </table:table-cell>
          <table:table-cell table:formula="of:=[.D126]*20" office:value-type="float" office:value="5.373732" calcext:value-type="float">
            <text:p>5.373732</text:p>
          </table:table-cell>
          <table:table-cell table:number-columns-repeated="4"/>
        </table:table-row>
        <table:table-row table:style-name="ro1">
          <table:table-cell table:formula="of:=[.D69]" office:value-type="float" office:value="0.0962" calcext:value-type="float">
            <text:p>0.0962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127]*[.B127]" office:value-type="float" office:value="0.0913900000000001" calcext:value-type="float">
            <text:p>0.09139</text:p>
          </table:table-cell>
          <table:table-cell table:formula="of:=[.D127]*20" office:value-type="float" office:value="1.8278" calcext:value-type="float">
            <text:p>1.827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26:.D127])" office:value-type="float" office:value="0.3600766" calcext:value-type="float">
            <text:p>0.3600766</text:p>
          </table:table-cell>
          <table:table-cell table:formula="of:=[.D128]*20" office:value-type="float" office:value="7.201532" calcext:value-type="float">
            <text:p>7.201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survives in no-mans land</text:p>
          </table:table-cell>
          <table:table-cell table:number-columns-repeated="8"/>
        </table:table-row>
        <table:table-row table:style-name="ro1">
          <table:table-cell table:formula="of:=[.D78]" office:value-type="float" office:value="0.191919" calcext:value-type="float">
            <text:p>0.191919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30]*[.B130]" office:value-type="float" office:value="0.1535352" calcext:value-type="float">
            <text:p>0.1535352</text:p>
          </table:table-cell>
          <table:table-cell table:formula="of:=[.D130]*20" office:value-type="float" office:value="3.070704" calcext:value-type="float">
            <text:p>3.070704</text:p>
          </table:table-cell>
          <table:table-cell table:number-columns-repeated="4"/>
        </table:table-row>
        <table:table-row table:style-name="ro1">
          <table:table-cell table:formula="of:=[.D107]" office:value-type="float" office:value="0.03454542" calcext:value-type="float">
            <text:p>0.03454542</text:p>
          </table:table-cell>
          <table:table-cell table:number-columns-repeated="2"/>
          <table:table-cell table:formula="of:=[.A131]" office:value-type="float" office:value="0.03454542" calcext:value-type="float">
            <text:p>0.03454542</text:p>
          </table:table-cell>
          <table:table-cell table:formula="of:=[.D131]*20" office:value-type="float" office:value="0.6909084" calcext:value-type="float">
            <text:p>0.69090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30:.D131])" office:value-type="float" office:value="0.18808062" calcext:value-type="float">
            <text:p>0.18808062</text:p>
          </table:table-cell>
          <table:table-cell table:formula="of:=[.D132]*20" office:value-type="float" office:value="3.7616124" calcext:value-type="float">
            <text:p>3.7616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ion call under FTPA</text:p>
          </table:table-cell>
          <table:table-cell table:number-columns-repeated="8"/>
        </table:table-row>
        <table:table-row table:style-name="ro1">
          <table:table-cell table:formula="of:=[.D132]" office:value-type="float" office:value="0.18808062" calcext:value-type="float">
            <text:p>0.1880806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34]*[.B134]" office:value-type="float" office:value="0.131656434" calcext:value-type="float">
            <text:p>0.131656434</text:p>
          </table:table-cell>
          <table:table-cell table:formula="of:=[.D134]*20" office:value-type="float" office:value="2.63312868" calcext:value-type="float">
            <text:p>2.6331286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ts 2/3</text:p>
          </table:table-cell>
          <table:table-cell table:number-columns-repeated="8"/>
        </table:table-row>
        <table:table-row table:style-name="ro1">
          <table:table-cell table:formula="of:=[.D134]" office:value-type="float" office:value="0.131656434" calcext:value-type="float">
            <text:p>0.13165643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37]*[.B137]" office:value-type="float" office:value="0.0921595038000001" calcext:value-type="float">
            <text:p>0.0921595038</text:p>
          </table:table-cell>
          <table:table-cell table:formula="of:=[.D137]*20" office:value-type="float" office:value="1.843190076" calcext:value-type="float">
            <text:p>1.84319007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esn’t get 2/3</text:p>
          </table:table-cell>
          <table:table-cell table:number-columns-repeated="8"/>
        </table:table-row>
        <table:table-row table:style-name="ro1">
          <table:table-cell table:formula="of:=[.D137]" office:value-type="float" office:value="0.0921595038000001" calcext:value-type="float">
            <text:p>0.092159503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40]*[.B140]" office:value-type="float" office:value="0.02764785114" calcext:value-type="float">
            <text:p>0.02764785114</text:p>
          </table:table-cell>
          <table:table-cell table:formula="of:=[.D140]*20" office:value-type="float" office:value="0.552957022800001" calcext:value-type="float">
            <text:p>0.5529570228000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st min showdown</text:p>
          </table:table-cell>
          <table:table-cell table:number-columns-repeated="8"/>
        </table:table-row>
        <table:table-row table:style-name="ro1">
          <table:table-cell table:formula="of:=[.D87]" office:value-type="float" office:value="0.05772" calcext:value-type="float">
            <text:p>0.05772</text:p>
          </table:table-cell>
          <table:table-cell table:number-columns-repeated="2"/>
          <table:table-cell table:formula="of:=[.A143]" office:value-type="float" office:value="0.05772" calcext:value-type="float">
            <text:p>0.05772</text:p>
          </table:table-cell>
          <table:table-cell table:formula="of:=[.D143]*20" office:value-type="float" office:value="1.1544" calcext:value-type="float">
            <text:p>1.1544</text:p>
          </table:table-cell>
          <table:table-cell table:number-columns-repeated="4"/>
        </table:table-row>
        <table:table-row table:style-name="ro1">
          <table:table-cell table:formula="of:=[.D93]" office:value-type="float" office:value="0.045214" calcext:value-type="float">
            <text:p>0.045214</text:p>
          </table:table-cell>
          <table:table-cell table:number-columns-repeated="2"/>
          <table:table-cell table:formula="of:=[.A144]" office:value-type="float" office:value="0.045214" calcext:value-type="float">
            <text:p>0.045214</text:p>
          </table:table-cell>
          <table:table-cell table:formula="of:=[.D144]*20" office:value-type="float" office:value="0.90428" calcext:value-type="float">
            <text:p>0.9042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43:.D144])" office:value-type="float" office:value="0.102934" calcext:value-type="float">
            <text:p>0.102934</text:p>
          </table:table-cell>
          <table:table-cell table:formula="of:=[.D145]*20" office:value-type="float" office:value="2.05868" calcext:value-type="float">
            <text:p>2.0586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caretaker admin formed</text:p>
          </table:table-cell>
          <table:table-cell table:number-columns-repeated="8"/>
        </table:table-row>
        <table:table-row table:style-name="ro1">
          <table:table-cell table:formula="of:=[.D119]" office:value-type="float" office:value="0.062181756" calcext:value-type="float">
            <text:p>0.062181756</text:p>
          </table:table-cell>
          <table:table-cell table:number-columns-repeated="2"/>
          <table:table-cell table:formula="of:=[.A148]" office:value-type="float" office:value="0.062181756" calcext:value-type="float">
            <text:p>0.062181756</text:p>
          </table:table-cell>
          <table:table-cell table:formula="of:=[.D148]*20" office:value-type="float" office:value="1.24363512" calcext:value-type="float">
            <text:p>1.24363512</text:p>
          </table:table-cell>
          <table:table-cell table:number-columns-repeated="4"/>
        </table:table-row>
        <table:table-row table:style-name="ro1">
          <table:table-cell table:formula="of:=[.D124]" office:value-type="float" office:value="0.248727024" calcext:value-type="float">
            <text:p>0.24872702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49]*[.B149]" office:value-type="float" office:value="0.0746181072000001" calcext:value-type="float">
            <text:p>0.0746181072</text:p>
          </table:table-cell>
          <table:table-cell table:formula="of:=[.D149]*20" office:value-type="float" office:value="1.492362144" calcext:value-type="float">
            <text:p>1.492362144</text:p>
          </table:table-cell>
          <table:table-cell table:number-columns-repeated="4"/>
        </table:table-row>
        <table:table-row table:style-name="ro1">
          <table:table-cell table:formula="of:=[.D128]" office:value-type="float" office:value="0.3600766" calcext:value-type="float">
            <text:p>0.360076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50]*[.B150]" office:value-type="float" office:value="0.07201532" calcext:value-type="float">
            <text:p>0.07201532</text:p>
          </table:table-cell>
          <table:table-cell table:formula="of:=[.D150]*20" office:value-type="float" office:value="1.4403064" calcext:value-type="float">
            <text:p>1.440306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48:.D150])" office:value-type="float" office:value="0.2088151832" calcext:value-type="float">
            <text:p>0.2088151832</text:p>
          </table:table-cell>
          <table:table-cell table:formula="of:=[.D151]*20" office:value-type="float" office:value="4.176303664" calcext:value-type="float">
            <text:p>4.176303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etaker admin formed</text:p>
          </table:table-cell>
          <table:table-cell table:number-columns-repeated="8"/>
        </table:table-row>
        <table:table-row table:style-name="ro1">
          <table:table-cell table:formula="of:=[.D124]" office:value-type="float" office:value="0.248727024" calcext:value-type="float">
            <text:p>0.24872702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53]*[.B153]" office:value-type="float" office:value="0.1741089168" calcext:value-type="float">
            <text:p>0.1741089168</text:p>
          </table:table-cell>
          <table:table-cell table:formula="of:=[.D153]*20" office:value-type="float" office:value="3.482178336" calcext:value-type="float">
            <text:p>3.482178336</text:p>
          </table:table-cell>
          <table:table-cell table:number-columns-repeated="4"/>
        </table:table-row>
        <table:table-row table:style-name="ro1">
          <table:table-cell table:formula="of:=[.A150]" office:value-type="float" office:value="0.3600766" calcext:value-type="float">
            <text:p>0.3600766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54]*[.B154]" office:value-type="float" office:value="0.28806128" calcext:value-type="float">
            <text:p>0.28806128</text:p>
          </table:table-cell>
          <table:table-cell table:formula="of:=[.D154]*20" office:value-type="float" office:value="5.7612256" calcext:value-type="float">
            <text:p>5.761225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53:.D154])" office:value-type="float" office:value="0.4621701968" calcext:value-type="float">
            <text:p>0.4621701968</text:p>
          </table:table-cell>
          <table:table-cell table:formula="of:=[.D155]*20" office:value-type="float" office:value="9.24340393600001" calcext:value-type="float">
            <text:p>9.2434039360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etaker GE</text:p>
          </table:table-cell>
          <table:table-cell table:number-columns-repeated="8"/>
        </table:table-row>
        <table:table-row table:style-name="ro1">
          <table:table-cell table:formula="of:=[.D155]" office:value-type="float" office:value="0.4621701968" calcext:value-type="float">
            <text:p>0.462170196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57]*[.B157]" office:value-type="float" office:value="0.32351913776" calcext:value-type="float">
            <text:p>0.32351913776</text:p>
          </table:table-cell>
          <table:table-cell table:formula="of:=[.D157]*20" office:value-type="float" office:value="6.4703827552" calcext:value-type="float">
            <text:p>6.470382755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PV</text:p>
          </table:table-cell>
          <table:table-cell table:number-columns-repeated="8"/>
        </table:table-row>
        <table:table-row table:style-name="ro1">
          <table:table-cell table:formula="of:=[.D155]" office:value-type="float" office:value="0.4621701968" calcext:value-type="float">
            <text:p>0.462170196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60]*[.B160]" office:value-type="float" office:value="0.13865105904" calcext:value-type="float">
            <text:p>0.13865105904</text:p>
          </table:table-cell>
          <table:table-cell table:formula="of:=[.D160]*20" office:value-type="float" office:value="2.7730211808" calcext:value-type="float">
            <text:p>2.773021180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Percent Rounded Manual</text:p>
          </table:table-cell>
        </table:table-row>
        <table:table-row table:style-name="ro1">
          <table:table-cell table:formula="of:=[.D35]" office:value-type="float" office:value="0.0108" calcext:value-type="float">
            <text:p>0.0108</text:p>
          </table:table-cell>
          <table:table-cell table:number-columns-repeated="2"/>
          <table:table-cell table:formula="of:=[.A165]" office:value-type="float" office:value="0.0108" calcext:value-type="float">
            <text:p>0.0108</text:p>
          </table:table-cell>
          <table:table-cell table:formula="of:=[.D165]*20" office:value-type="float" office:value="0.216" calcext:value-type="float">
            <text:p>0.216</text:p>
          </table:table-cell>
          <table:table-cell table:number-columns-repeated="4"/>
        </table:table-row>
        <table:table-row table:style-name="ro1">
          <table:table-cell table:formula="of:=[.D145]" office:value-type="float" office:value="0.102934" calcext:value-type="float">
            <text:p>0.10293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66]*[.B166]" office:value-type="float" office:value="0.0205868" calcext:value-type="float">
            <text:p>0.0205868</text:p>
          </table:table-cell>
          <table:table-cell table:formula="of:=[.D166]*20" office:value-type="float" office:value="0.411736" calcext:value-type="float">
            <text:p>0.4117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65:.D166])" office:value-type="float" office:value="0.0313868" calcext:value-type="float">
            <text:p>0.0313868</text:p>
          </table:table-cell>
          <table:table-cell table:formula="of:=[.D167]*20" office:value-type="float" office:value="0.627736" calcext:value-type="float">
            <text:p>0.627736</text:p>
          </table:table-cell>
          <table:table-cell/>
          <table:table-cell table:formula="of:=[.D167]*100" office:value-type="float" office:value="3.13868" calcext:value-type="float">
            <text:p>3.13868</text:p>
          </table:table-cell>
          <table:table-cell table:style-name="ce1" table:formula="of:=[.G167]" office:value-type="float" office:value="3.13868" calcext:value-type="float">
            <text:p>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oke</text:p>
          </table:table-cell>
          <table:table-cell table:number-columns-repeated="8"/>
        </table:table-row>
        <table:table-row table:style-name="ro1">
          <table:table-cell table:formula="of:=[.A166]" office:value-type="float" office:value="0.102934" calcext:value-type="float">
            <text:p>0.10293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70]*[.B170]" office:value-type="float" office:value="0.0823472000000001" calcext:value-type="float">
            <text:p>0.0823472</text:p>
          </table:table-cell>
          <table:table-cell table:formula="of:=[.D170]*20" office:value-type="float" office:value="1.646944" calcext:value-type="float">
            <text:p>1.646944</text:p>
          </table:table-cell>
          <table:table-cell/>
          <table:table-cell table:formula="of:=[.D170]*100" office:value-type="float" office:value="8.23472000000001" calcext:value-type="float">
            <text:p>8.23472000000001</text:p>
          </table:table-cell>
          <table:table-cell table:style-name="ce1" table:formula="of:=[.G170]" office:value-type="float" office:value="8.23472000000001" calcext:value-type="float">
            <text:p>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alemate</text:p>
          </table:table-cell>
          <table:table-cell table:number-columns-repeated="8"/>
        </table:table-row>
        <table:table-row table:style-name="ro1">
          <table:table-cell table:formula="of:=[.D132]" office:value-type="float" office:value="0.18808062" calcext:value-type="float">
            <text:p>0.1880806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73]*[.B173]" office:value-type="float" office:value="0.056424186" calcext:value-type="float">
            <text:p>0.056424186</text:p>
          </table:table-cell>
          <table:table-cell table:formula="of:=[.D173]*20" office:value-type="float" office:value="1.12848372" calcext:value-type="float">
            <text:p>1.12848372</text:p>
          </table:table-cell>
          <table:table-cell table:number-columns-repeated="4"/>
        </table:table-row>
        <table:table-row table:style-name="ro1">
          <table:table-cell table:formula="of:=[.D140]" office:value-type="float" office:value="0.02764785114" calcext:value-type="float">
            <text:p>0.02764785114</text:p>
          </table:table-cell>
          <table:table-cell table:number-columns-repeated="2"/>
          <table:table-cell table:formula="of:=[.A174]" office:value-type="float" office:value="0.02764785114" calcext:value-type="float">
            <text:p>0.02764785114</text:p>
          </table:table-cell>
          <table:table-cell table:formula="of:=[.D174]*20" office:value-type="float" office:value="0.552957022800001" calcext:value-type="float">
            <text:p>0.55295702280000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73:.D174])" office:value-type="float" office:value="0.0840720371400001" calcext:value-type="float">
            <text:p>0.08407203714</text:p>
          </table:table-cell>
          <table:table-cell table:formula="of:=[.D175]*20" office:value-type="float" office:value="1.6814407428" calcext:value-type="float">
            <text:p>1.6814407428</text:p>
          </table:table-cell>
          <table:table-cell/>
          <table:table-cell table:formula="of:=[.D175]*100" office:value-type="float" office:value="8.40720371400001" calcext:value-type="float">
            <text:p>8.40720371400001</text:p>
          </table:table-cell>
          <table:table-cell table:style-name="ce1" table:formula="of:=[.G175]" office:value-type="float" office:value="8.40720371400001" calcext:value-type="float">
            <text:p>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 late 2019</text:p>
          </table:table-cell>
          <table:table-cell table:number-columns-repeated="8"/>
        </table:table-row>
        <table:table-row table:style-name="ro1">
          <table:table-cell table:formula="of:=[.D137]" office:value-type="float" office:value="0.0921595038000001" calcext:value-type="float">
            <text:p>0.0921595038</text:p>
          </table:table-cell>
          <table:table-cell table:number-columns-repeated="2"/>
          <table:table-cell table:formula="of:=[.A178]" office:value-type="float" office:value="0.0921595038000001" calcext:value-type="float">
            <text:p>0.0921595038</text:p>
          </table:table-cell>
          <table:table-cell table:formula="of:=[.D178]*20" office:value-type="float" office:value="1.843190076" calcext:value-type="float">
            <text:p>1.843190076</text:p>
          </table:table-cell>
          <table:table-cell table:number-columns-repeated="4"/>
        </table:table-row>
        <table:table-row table:style-name="ro1">
          <table:table-cell table:formula="of:=[.D151]" office:value-type="float" office:value="0.2088151832" calcext:value-type="float">
            <text:p>0.208815183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79]*[.B179]" office:value-type="float" office:value="0.16705214656" calcext:value-type="float">
            <text:p>0.16705214656</text:p>
          </table:table-cell>
          <table:table-cell table:formula="of:=[.D179]*20" office:value-type="float" office:value="3.3410429312" calcext:value-type="float">
            <text:p>3.3410429312</text:p>
          </table:table-cell>
          <table:table-cell table:number-columns-repeated="4"/>
        </table:table-row>
        <table:table-row table:style-name="ro1">
          <table:table-cell table:formula="of:=[.D157]" office:value-type="float" office:value="0.32351913776" calcext:value-type="float">
            <text:p>0.3235191377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80]*[.B180]" office:value-type="float" office:value="0.226463396432" calcext:value-type="float">
            <text:p>0.226463396432</text:p>
          </table:table-cell>
          <table:table-cell table:formula="of:=[.D180]*20" office:value-type="float" office:value="4.52926792864" calcext:value-type="float">
            <text:p>4.5292679286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78:.D180])" office:value-type="float" office:value="0.485675046792" calcext:value-type="float">
            <text:p>0.485675046792</text:p>
          </table:table-cell>
          <table:table-cell table:formula="of:=[.D181]*20" office:value-type="float" office:value="9.71350093584001" calcext:value-type="float">
            <text:p>9.71350093584001</text:p>
          </table:table-cell>
          <table:table-cell/>
          <table:table-cell table:formula="of:=[.D181]*100" office:value-type="float" office:value="48.5675046792" calcext:value-type="float">
            <text:p>48.5675046792</text:p>
          </table:table-cell>
          <table:table-cell table:style-name="ce1" table:formula="of:=[.G181]" office:value-type="float" office:value="48.5675046792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GE 2020</text:p>
          </table:table-cell>
          <table:table-cell table:number-columns-repeated="8"/>
        </table:table-row>
        <table:table-row table:style-name="ro1">
          <table:table-cell table:formula="of:=[.A179]" office:value-type="float" office:value="0.2088151832" calcext:value-type="float">
            <text:p>0.208815183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83]*[.B183]" office:value-type="float" office:value="0.04176303664" calcext:value-type="float">
            <text:p>0.04176303664</text:p>
          </table:table-cell>
          <table:table-cell table:formula="of:=[.D183]*20" office:value-type="float" office:value="0.835260732800001" calcext:value-type="float">
            <text:p>0.835260732800001</text:p>
          </table:table-cell>
          <table:table-cell table:number-columns-repeated="4"/>
        </table:table-row>
        <table:table-row table:style-name="ro1">
          <table:table-cell table:formula="of:=[.A180]" office:value-type="float" office:value="0.32351913776" calcext:value-type="float">
            <text:p>0.3235191377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84]*[.B184]" office:value-type="float" office:value="0.0970557413280001" calcext:value-type="float">
            <text:p>0.097055741328</text:p>
          </table:table-cell>
          <table:table-cell table:formula="of:=[.D184]*20" office:value-type="float" office:value="1.94111482656" calcext:value-type="float">
            <text:p>1.9411148265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83:.D184])" office:value-type="float" office:value="0.138818777968" calcext:value-type="float">
            <text:p>0.138818777968</text:p>
          </table:table-cell>
          <table:table-cell table:formula="of:=[.D185]*20" office:value-type="float" office:value="2.77637555936" calcext:value-type="float">
            <text:p>2.77637555936</text:p>
          </table:table-cell>
          <table:table-cell/>
          <table:table-cell table:formula="of:=[.D185]*100" office:value-type="float" office:value="13.8818777968" calcext:value-type="float">
            <text:p>13.8818777968</text:p>
          </table:table-cell>
          <table:table-cell table:style-name="ce1" table:formula="of:=[.G185]" office:value-type="float" office:value="13.8818777968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8"/>
        </table:table-row>
        <table:table-row table:style-name="ro1">
          <table:table-cell table:formula="of:=[.D160]" office:value-type="float" office:value="0.13865105904" calcext:value-type="float">
            <text:p>0.13865105904</text:p>
          </table:table-cell>
          <table:table-cell table:number-columns-repeated="2"/>
          <table:table-cell table:formula="of:=[.A187]" office:value-type="float" office:value="0.13865105904" calcext:value-type="float">
            <text:p>0.13865105904</text:p>
          </table:table-cell>
          <table:table-cell table:formula="of:=[.D187]*20" office:value-type="float" office:value="2.7730211808" calcext:value-type="float">
            <text:p>2.7730211808</text:p>
          </table:table-cell>
          <table:table-cell/>
          <table:table-cell table:formula="of:=[.D187]*100" office:value-type="float" office:value="13.865105904" calcext:value-type="float">
            <text:p>13.865105904</text:p>
          </table:table-cell>
          <table:table-cell table:style-name="ce1" table:formula="of:=[.G187]" office:value-type="float" office:value="13.865105904" calcext:value-type="float">
            <text:p>14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</text:p>
          </table:table-cell>
          <table:table-cell table:number-columns-repeated="8"/>
        </table:table-row>
        <table:table-row table:style-name="ro1">
          <table:table-cell table:formula="of:=[.D61]" office:value-type="float" office:value="0.0272" calcext:value-type="float">
            <text:p>0.0272</text:p>
          </table:table-cell>
          <table:table-cell table:number-columns-repeated="2"/>
          <table:table-cell table:formula="of:=[.A190]" office:value-type="float" office:value="0.0272" calcext:value-type="float">
            <text:p>0.0272</text:p>
          </table:table-cell>
          <table:table-cell table:formula="of:=[.D190]*20" office:value-type="float" office:value="0.544" calcext:value-type="float">
            <text:p>0.544</text:p>
          </table:table-cell>
          <table:table-cell/>
          <table:table-cell table:formula="of:=[.D190]*100" office:value-type="float" office:value="2.72" calcext:value-type="float">
            <text:p>2.72</text:p>
          </table:table-cell>
          <table:table-cell table:style-name="ce1" table:formula="of:=[.G190]" office:value-type="float" office:value="2.72" calcext:value-type="float">
            <text:p>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[.E190]+[.E187]+[.E185]+[.E181]+[.E175]+[.E170]+[.E167]" office:value-type="float" office:value="19.7630184188" calcext:value-type="float">
            <text:p>19.7630184188</text:p>
          </table:table-cell>
          <table:table-cell/>
          <table:table-cell table:formula="of:=SUM([.G167:.G190])" office:value-type="float" office:value="98.8150920940001" calcext:value-type="float">
            <text:p>98.8150920940001</text:p>
          </table:table-cell>
          <table:table-cell table:style-name="ce1" table:formula="of:=SUM([.H167:.H190])" office:value-type="float" office:value="98.8150920940001" calcext:value-type="float">
            <text:p>9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100-[.G192]" office:value-type="float" office:value="1.18490790599991" calcext:value-type="float">
            <text:p>1.184907905999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10-09T20:36:07.520297463</meta:creation-date>
    <dc:date>2019-10-09T22:47:00.949172238</dc:date>
    <dc:creator>Jon Worth</dc:creator>
    <meta:editing-duration>PT26M50S</meta:editing-duration>
    <meta:editing-cycles>4</meta:editing-cycles>
    <meta:generator>LibreOffice/6.2.0.3$MacOSX_X86_64 LibreOffice_project/98c6a8a1c6c7b144ce3cc729e34964b47ce25d62</meta:generator>
    <meta:document-statistic meta:table-count="1" meta:cell-count="403" meta:object-count="0"/>
  </office:meta>
</office:document-meta>
</file>